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35in" style:rel-column-width="28318*"/>
    </style:style>
    <style:style style:name="Tabla2.B" style:family="table-column">
      <style:table-column-properties style:column-width="3.75in" style:rel-column-width="37217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3" style:family="table-row">
      <style:table-row-properties style:min-row-height="0.166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font-weight="bold" officeooo:rsid="000ff80e" officeooo:paragraph-rsid="000ff80e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paragraph-properties style:snap-to-layout-grid="false">
        <style:tab-stops>
          <style:tab-stop style:position="0.6547in"/>
        </style:tab-stops>
      </style:paragraph-properties>
      <style:text-properties fo:color="#000000" fo:language="es" fo:country="ES" fo:font-style="italic" officeooo:rsid="000f7be7" officeooo:paragraph-rsid="0012ed92" style:font-style-asian="italic" style:language-complex="ar" style:country-complex="SA" style:font-weight-complex="bold"/>
    </style:style>
    <style:style style:name="P10" style:family="paragraph" style:parent-style-name="Standard">
      <style:paragraph-properties style:snap-to-layout-grid="false"/>
      <style:text-properties fo:color="#000000" fo:font-weight="normal" officeooo:rsid="000ff80e" officeooo:paragraph-rsid="000ff80e" style:font-weight-asian="normal" style:font-weight-complex="normal"/>
    </style:style>
    <style:style style:name="P11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2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3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4" style:family="paragraph" style:parent-style-name="Standard" style:list-style-name="L1">
      <style:paragraph-properties style:snap-to-layout-grid="false"/>
      <style:text-properties officeooo:rsid="000ff80e" officeooo:paragraph-rsid="0012b22a"/>
    </style:style>
    <style:style style:name="P15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ff80e" officeooo:paragraph-rsid="0012b22a"/>
    </style:style>
    <style:style style:name="P16" style:family="paragraph" style:parent-style-name="Standard" style:list-style-name="L1">
      <style:paragraph-properties style:snap-to-layout-grid="false"/>
      <style:text-properties fo:color="#000000" officeooo:paragraph-rsid="0012b22a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ff80e" style:font-weight-asian="normal" style:font-weight-complex="normal"/>
    </style:style>
    <style:style style:name="T6" style:family="text">
      <style:text-properties fo:color="#000000" style:font-name="Times New Roman" fo:font-weight="normal" officeooo:rsid="0010b8db" style:font-weight-asian="normal" style:font-weight-complex="normal"/>
    </style:style>
    <style:style style:name="T7" style:family="text">
      <style:text-properties fo:color="#000000" style:font-name="Times New Roman" fo:font-weight="normal" officeooo:rsid="0017b77d" style:font-weight-asian="normal" style:font-weight-complex="normal"/>
    </style:style>
    <style:style style:name="T8" style:family="text">
      <style:text-properties fo:color="#000000" style:font-name="Times New Roman" officeooo:rsid="000ff80e"/>
    </style:style>
    <style:style style:name="T9" style:family="text">
      <style:text-properties fo:color="#000000" style:font-name="Times New Roman" officeooo:rsid="0017b77d"/>
    </style:style>
    <style:style style:name="T10" style:family="text">
      <style:text-properties fo:color="#000000" fo:font-weight="bold" style:font-weight-asian="bold"/>
    </style:style>
    <style:style style:name="T11" style:family="text">
      <style:text-properties fo:color="#000000" style:text-line-through-style="none" style:font-name="Times New Roman" fo:font-size="12pt" fo:language="es" fo:country="ES" fo:font-style="normal" style:text-underline-style="none" fo:font-weight="normal" officeooo:rsid="000ffc32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2" style:family="text">
      <style:text-properties officeooo:rsid="000ff80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f80e" style:font-weight-asian="normal" style:font-weight-complex="normal"/>
    </style:style>
    <style:style style:name="T15" style:family="text">
      <style:text-properties fo:font-weight="normal" officeooo:rsid="0012b22a" style:font-weight-asian="normal" style:font-weight-complex="normal"/>
    </style:style>
    <style:style style:name="T16" style:family="text">
      <style:text-properties fo:font-weight="normal" officeooo:rsid="001bf953" style:font-weight-asian="normal" style:font-weight-complex="normal"/>
    </style:style>
    <style:style style:name="T17" style:family="text">
      <style:text-properties fo:font-weight="normal" officeooo:rsid="0012ed92" style:font-weight-asian="normal" style:font-weight-complex="normal"/>
    </style:style>
    <style:style style:name="T18" style:family="text">
      <style:text-properties fo:font-weight="normal" officeooo:rsid="0017b77d" style:font-weight-asian="normal" style:font-weight-complex="normal"/>
    </style:style>
    <style:style style:name="T19" style:family="text">
      <style:text-properties officeooo:rsid="0012b22a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0000ff" fo:font-weight="bold" officeooo:rsid="000ff80e" style:font-weight-asian="bold" style:font-weight-complex="bold"/>
    </style:style>
    <style:style style:name="T22" style:family="text">
      <style:text-properties fo:color="#0000ff" fo:font-weight="bold" officeooo:rsid="00160446" style:font-weight-asian="bold" style:font-weight-complex="bold"/>
    </style:style>
    <style:style style:name="T23" style:family="text">
      <style:text-properties fo:color="#0000ff" fo:font-weight="bold" officeooo:rsid="0017b77d" style:font-weight-asian="bold" style:font-weight-complex="bold"/>
    </style:style>
    <style:style style:name="T24" style:family="text">
      <style:text-properties fo:color="#0000ff" fo:font-weight="bold" officeooo:rsid="001bf953" style:font-weight-asian="bold"/>
    </style:style>
    <style:style style:name="T25" style:family="text">
      <style:text-properties fo:color="#0000ff" fo:font-weight="bold" officeooo:rsid="0012ed92" style:font-weight-asian="bold"/>
    </style:style>
    <style:style style:name="T26" style:family="text">
      <style:text-properties fo:color="#0000ff" fo:font-weight="bold" officeooo:rsid="0017b77d" style:font-weight-asian="bold"/>
    </style:style>
    <style:style style:name="T27" style:family="text">
      <style:text-properties officeooo:rsid="0017b7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0">Nombre del Caso de Uso:</text:span><text:span text:style-name="UC_5f_NormalAzul_20_Car"><text:span text:style-name="T4"> </text:span></text:span><text:span text:style-name="UC_5f_NormalAzul_20_Car"><text:span text:style-name="T6">Buscar</text:span></text:span><text:span text:style-name="UC_5f_NormalAzul_20_Car"><text:span text:style-name="T5"> </text:span></text:span><text:span text:style-name="UC_5f_NormalAzul_20_Car"><text:span text:style-name="T7">Usuarios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20">SG</text:span><text:span text:style-name="T21">C</text:span><text:span text:style-name="T20">-ADM-0</text:span><text:span text:style-name="T23">3</text:span><text:span text:style-name="T20">-0</text:span><text:span text:style-name="T22">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0">Actor Principal:</text:span><text:span text:style-name="T2"> Usuari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0">Objetivo:</text:span><text:span text:style-name="T2"> </text:span><text:span text:style-name="UC_5f_NormalAzul_20_Car"><text:span text:style-name="T8">Listar los </text:span></text:span><text:span text:style-name="UC_5f_NormalAzul_20_Car"><text:span text:style-name="T9">usuarios</text:span></text:span><text:span text:style-name="UC_5f_NormalAzul_20_Car"><text:span text:style-name="T8"> existentes en 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0">Pre-condiciones:</text:span><text:span text:style-name="UC_5f_NormalAzul_20_Car"><text:span text:style-name="T3"> </text:span></text:span><text:span text:style-name="UC_5f_NormalAzul_20_Car"><text:span text:style-name="T4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0">Post- Condiciones:</text:span><text:span text:style-name="UC_5f_NormalAzul_20_Car"><text:span text:style-name="T3"> </text:span></text:span><text:span text:style-name="UC_5f_NormalAzul_20_Car"><text:span text:style-name="T4">Se </text:span></text:span><text:span text:style-name="UC_5f_NormalAzul_20_Car"><text:span text:style-name="T5">despliega una lista de </text:span></text:span><text:span text:style-name="UC_5f_NormalAzul_20_Car"><text:span text:style-name="T7">usuarios</text:span></text:span><text:span text:style-name="UC_5f_NormalAzul_20_Car"><text:span text:style-name="T5"> de las cuales esta asignado y retorna el identificador del </text:span></text:span><text:span text:style-name="UC_5f_NormalAzul_20_Car"><text:span text:style-name="T7">usuario</text:span></text:span><text:span text:style-name="UC_5f_NormalAzul_20_Car"><text:span text:style-name="T5"> elegido.</text:span></text:span></text:p>
          </table:table-cell>
          <table:covered-table-cell/>
        </table:table-row>
      </table:table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2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1">
          <table:table-cell table:style-name="Tabla2.A3" office:value-type="string">
            <text:p text:style-name="P6"/>
          </table:table-cell>
          <table:table-cell table:style-name="Tabla2.B3" office:value-type="string">
            <text:list xml:id="list2196241729830737841" text:style-name="L1">
              <text:list-item>
                <text:p text:style-name="P14"><text:span text:style-name="T15">D</text:span><text:span text:style-name="T13">espliega una lista de los </text:span><text:span text:style-name="T18">usuarios</text:span><text:span text:style-name="T13"> existentes en el sistema </text:span><text:span text:style-name="T15">d</text:span><text:span text:style-name="T13">entro de la interfaz de Administración de </text:span><text:span text:style-name="T18">Usuarios</text:span><text:span text:style-name="T13"> (ir al Caso de Uso </text:span><text:span text:style-name="T20">SGC-ADM-0</text:span><text:span text:style-name="T23">3</text:span><text:span text:style-name="T13">) </text:span><text:span text:style-name="T15">con los siguientes atributos:<text:line-break/>“Identificador del Proyecto”<text:line-break/>“Nombre”<text:line-break/>“</text:span><text:span text:style-name="T18">Correo</text:span><text:span text:style-name="T15">”<text:line-break/>“</text:span><text:span text:style-name="T18">Observación</text:span><text:span text:style-name="T15">”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64025413006322" text:continue-numbering="true" text:style-name="L1">
              <text:list-item>
                <text:p text:style-name="P15"><text:span text:style-name="T19">S</text:span>elecciona un <text:span text:style-name="T27">usuario</text:span> de la lista oprimiendo <text:span text:style-name="T19">la fila</text:span> del <text:span text:style-name="T27">usuario </text:span>en la lista.</text:p>
              </text:list-item>
            </text:list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3" office:value-type="string">
            <text:p text:style-name="P11"/>
          </table:table-cell>
          <table:table-cell table:style-name="Tabla2.B3" office:value-type="string">
            <text:list xml:id="list164026047127891" text:continue-numbering="true" text:style-name="L1">
              <text:list-item>
                <text:p text:style-name="P16"><text:span text:style-name="T19">Devuelve el identificador del usuario seleccionado a la interfaz de</text:span><text:span text:style-name="T15"> Administración de </text:span><text:span text:style-name="T18">Usuarios </text:span><text:span text:style-name="T15">(ir al </text:span><text:span text:style-name="T19">Caso de Uso </text:span><text:span text:style-name="T21">SGC-ADM-0</text:span><text:span text:style-name="T23">3</text:span><text:span text:style-name="T14">) para su uso posterior.</text:span></text:p>
              </text:list-item>
            </text:list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Standard"><text:span text:style-name="Default_20_Paragraph_20_Font"><text:span text:style-name="T11"/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12">1.</text:span>1-Error de conexión con la base de datos. No<text:span text:style-name="T12"> se despliega la lista de usuarios. </text:span><text:span text:style-name="T13">Se redirige a</text:span><text:span text:style-name="T16">l Caso de Uso</text:span><text:span text:style-name="T13"> </text:span><text:span text:style-name="T17">Administración de </text:span><text:span text:style-name="T18">Usuarios </text:span><text:span text:style-name="T16">(ir al Caso de Uso </text:span><text:span text:style-name="T24">SGC-</text:span><text:span text:style-name="T25">ADM-0</text:span><text:span text:style-name="T26">3</text:span><text:span text:style-name="T16">).</text:span></text:p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3">
          <table:table-cell table:style-name="Tabla5.A1" office:value-type="string">
            <text:p text:style-name="P4">Casos de Uso donde se incluye: <text:span text:style-name="T21">SGC-ADM-0</text:span><text:span text:style-name="T23">3</text:span></text:p>
          </table:table-cell>
        </table:table-row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40</meta:editing-cycles>
    <meta:editing-duration>PT8H8M47S</meta:editing-duration>
    <dc:date>2014-03-16T16:40:24.207771891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1" meta:word-count="192" meta:character-count="1246" meta:non-whitespace-character-count="1074"/>
  </office:meta>
</office:document-meta>
</file>